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57.2pt"/>
    </style:style>
    <style:style style:name="co3" style:family="table-column">
      <style:table-column-properties fo:break-before="auto" style:column-width="42.29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58.76pt"/>
    </style:style>
    <style:style style:name="co6" style:family="table-column">
      <style:table-column-properties fo:break-before="auto" style:column-width="65.7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9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" table:style-name="ta1">
        <table:shapes>
          <draw:frame draw:z-index="0" draw:style-name="gr1" draw:text-style-name="P1" svg:width="453.51pt" svg:height="255.09pt" svg:x="573.68pt" svg:y="151.97pt">
            <loext:p draw:notify-on-update-of-ranges="merge.A2:merge.A11 merge.B1:merge.B1 merge.B2:merge.B11 merge.C1:merge.C1 merge.C2:merge.C11 merge.D1:merge.D1 merge.D2:merge.D11 merge.E1:merge.E1 merge.E2:merge.E11 merge.F1:merge.F1 merge.F2:merge.F11 merge.G1:merge.G1 merge.G2:merge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głębokość drzewa</text:p>
          </table:table-cell>
          <table:table-cell table:style-name="ce1" office:value-type="string" calcext:value-type="string">
            <text:p>klasyfikacja</text:p>
          </table:table-cell>
          <table:table-cell table:style-name="ce1" office:value-type="string" calcext:value-type="string">
            <text:p>regersja</text:p>
          </table:table-cell>
          <table:table-cell table:style-name="ce1" office:value-type="string" calcext:value-type="string">
            <text:p>regersja logistyczna</text:p>
          </table:table-cell>
          <table:table-cell table:style-name="ce1" office:value-type="string" calcext:value-type="string">
            <text:p>regresja na klasyfikacji</text:p>
          </table:table-cell>
          <table:table-cell table:style-name="ce1" office:value-type="string" calcext:value-type="string">
            <text:p>dart klasyfikacja</text:p>
          </table:table-cell>
          <table:table-cell table:style-name="ce1" office:value-type="string" calcext:value-type="string">
            <text:p>dart regresja</text:p>
          </table:table-cell>
          <table:table-cell table:style-name="ce1" office:value-type="string" calcext:value-type="string">
            <text:p>fun liniowa klasyfikacja</text:p>
          </table:table-cell>
          <table:table-cell table:style-name="ce1" office:value-type="string" calcext:value-type="string">
            <text:p>fun liniowa regresja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49" calcext:value-type="float">
            <text:p>0.49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8" calcext:value-type="float">
            <text:p>0.68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</table:table>
      <table:table table:name="porownanie_feval" table:style-name="ta1">
        <table:shapes>
          <draw:frame draw:z-index="0" draw:style-name="gr1" draw:text-style-name="P1" svg:width="496.54pt" svg:height="255.09pt" svg:x="404.19pt" svg:y="59.3pt">
            <loext:p draw:notify-on-update-of-ranges="porownanie_feval.A2:porownanie_feval.A11 porownanie_feval.A2:porownanie_feval.A11 porownanie_feval.B1:porownanie_feval.B1 porownanie_feval.B2:porownanie_feval.B11 porownanie_feval.A2:porownanie_feval.A11 porownanie_feval.C1:porownanie_feval.C1 porownanie_feval.C2:porownanie_feval.C11 porownanie_feval.A2:porownanie_feval.A11 porownanie_feval.D1:porownanie_feval.D1 porownanie_feval.D2:porownanie_feval.D11 porownanie_feval.A2:porownanie_feval.A11 porownanie_feval.E1:porownanie_feval.E1 porownanie_feval.E2:porownanie_feval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row table:style-name="ro2">
          <table:table-cell office:value-type="string" calcext:value-type="string">
            <text:p>głębokość drzewa</text:p>
          </table:table-cell>
          <table:table-cell office:value-type="string" calcext:value-type="string">
            <text:p>Regersja- rmse</text:p>
          </table:table-cell>
          <table:table-cell office:value-type="string" calcext:value-type="string">
            <text:p>dart regresja- rmse</text:p>
          </table:table-cell>
          <table:table-cell office:value-type="string" calcext:value-type="string">
            <text:p>Regersja- czułość klasyfikacji</text:p>
          </table:table-cell>
          <table:table-cell office:value-type="string" calcext:value-type="string">
            <text:p>dart regresja-czułośc klasyfikacji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.62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1:43:58.2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22:25:58.693000000</dc:date>
    <meta:editing-duration>PT1H33M45S</meta:editing-duration>
    <meta:editing-cycles>6</meta:editing-cycles>
    <meta:generator>LibreOffice/5.2.3.3$Windows_x86 LibreOffice_project/d54a8868f08a7b39642414cf2c8ef2f228f780cf</meta:generator>
    <meta:document-statistic meta:table-count="2" meta:cell-count="1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85cm" svg:y="0.316cm" chart:style-name="ch2">
          <text:p>Czułość na zbiorze testowym- metryka czułości dla klas</text:p>
        </chart:title>
        <chart:legend chart:legend-position="end" svg:x="11.163cm" svg:y="2.956cm" style:legend-expansion="high" chart:style-name="ch3"/>
        <chart:plot-area chart:style-name="ch4" table:cell-range-address="merge.A1:merge.G11" chart:data-source-has-labels="both" svg:x="1.331cm" svg:y="1.275cm" svg:width="9.512cm" svg:height="6.564cm">
          <chartooo:coordinate-region svg:x="2.243cm" svg:y="1.474cm" svg:width="8.413cm" svg:height="5.718cm"/>
          <chart:axis chart:dimension="x" chart:name="primary-x" chart:style-name="ch5" chartooo:axis-type="auto">
            <chartooo:date-scale/>
            <chart:title svg:x="4.72cm" svg:y="8.019cm" chart:style-name="ch6">
              <text:p>głębokość drzewa</text:p>
            </chart:title>
            <chart:categories table:cell-range-address="merge.A2:merge.A11"/>
          </chart:axis>
          <chart:axis chart:dimension="y" chart:name="primary-y" chart:style-name="ch7">
            <chart:title svg:x="0.451cm" svg:y="5.157cm" chart:style-name="ch8">
              <text:p>czułość</text:p>
            </chart:title>
            <chart:grid chart:style-name="ch9" chart:class="major"/>
          </chart:axis>
          <chart:series chart:style-name="ch10" chart:values-cell-range-address="merge.B2:merge.B11" chart:label-cell-address="merge.B1:merge.B1" chart:class="chart:line">
            <chart:data-point chart:repeated="10"/>
          </chart:series>
          <chart:series chart:style-name="ch11" chart:values-cell-range-address="merge.C2:merge.C11" chart:label-cell-address="merge.C1:merge.C1" chart:class="chart:line">
            <chart:data-point chart:repeated="10"/>
          </chart:series>
          <chart:series chart:style-name="ch12" chart:values-cell-range-address="merge.D2:merge.D11" chart:label-cell-address="merge.D1:merge.D1" chart:class="chart:line">
            <chart:data-point chart:repeated="10"/>
          </chart:series>
          <chart:series chart:style-name="ch13" chart:values-cell-range-address="merge.E2:merge.E11" chart:label-cell-address="merge.E1:merge.E1" chart:class="chart:line">
            <chart:data-point chart:repeated="10"/>
          </chart:series>
          <chart:series chart:style-name="ch14" chart:values-cell-range-address="merge.F2:merge.F11" chart:label-cell-address="merge.F1:merge.F1" chart:class="chart:line">
            <chart:data-point chart:repeated="10"/>
          </chart:series>
          <chart:series chart:style-name="ch15" chart:values-cell-range-address="merge.G2:merge.G11" chart:label-cell-address="merge.G1:merge.G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yfikacja</text:p>
                <draw:g>
                  <svg:desc>merge.B1:merge.B1</svg:desc>
                </draw:g>
              </table:table-cell>
              <table:table-cell office:value-type="string">
                <text:p>regersja</text:p>
                <draw:g>
                  <svg:desc>merge.C1:merge.C1</svg:desc>
                </draw:g>
              </table:table-cell>
              <table:table-cell office:value-type="string">
                <text:p>regersja logistyczna</text:p>
                <draw:g>
                  <svg:desc>merge.D1:merge.D1</svg:desc>
                </draw:g>
              </table:table-cell>
              <table:table-cell office:value-type="string">
                <text:p>regresja na klasyfikacji</text:p>
                <draw:g>
                  <svg:desc>merge.E1:merge.E1</svg:desc>
                </draw:g>
              </table:table-cell>
              <table:table-cell office:value-type="string">
                <text:p>dart klasyfikacja</text:p>
                <draw:g>
                  <svg:desc>merge.F1:merge.F1</svg:desc>
                </draw:g>
              </table:table-cell>
              <table:table-cell office:value-type="string">
                <text:p>dart regresja</text:p>
                <draw:g>
                  <svg:desc>merge.G1:merge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rge.A2:merge.A11</svg:desc>
                </draw:g>
              </table:table-cell>
              <table:table-cell office:value-type="float" office:value="0.67">
                <text:p>0.67</text:p>
                <draw:g>
                  <svg:desc>merge.B2:merge.B11</svg:desc>
                </draw:g>
              </table:table-cell>
              <table:table-cell office:value-type="float" office:value="0.55">
                <text:p>0.55</text:p>
                <draw:g>
                  <svg:desc>merge.C2:merge.C11</svg:desc>
                </draw:g>
              </table:table-cell>
              <table:table-cell office:value-type="float" office:value="0.64">
                <text:p>0.64</text:p>
                <draw:g>
                  <svg:desc>merge.D2:merge.D11</svg:desc>
                </draw:g>
              </table:table-cell>
              <table:table-cell office:value-type="float" office:value="0.56">
                <text:p>0.56</text:p>
                <draw:g>
                  <svg:desc>merge.E2:merge.E11</svg:desc>
                </draw:g>
              </table:table-cell>
              <table:table-cell office:value-type="float" office:value="0.67">
                <text:p>0.67</text:p>
                <draw:g>
                  <svg:desc>merge.F2:merge.F11</svg:desc>
                </draw:g>
              </table:table-cell>
              <table:table-cell office:value-type="float" office:value="0.56">
                <text:p>0.56</text:p>
                <draw:g>
                  <svg:desc>merge.G2:merge.G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54">
                <text:p>0.54</text:p>
              </table:table-cell>
              <table:table-cell office:value-type="float" office:value="0.63">
                <text:p>0.63</text:p>
              </table:table-cell>
              <table:table-cell office:value-type="float" office:value="0.59">
                <text:p>0.59</text:p>
              </table:table-cell>
              <table:table-cell office:value-type="float" office:value="0.69">
                <text:p>0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1">
                <text:p>0.71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49">
                <text:p>0.49</text:p>
              </table:table-cell>
              <table:table-cell office:value-type="float" office:value="0.71">
                <text:p>0.7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.52">
                <text:p>0.52</text:p>
              </table:table-cell>
              <table:table-cell office:value-type="float" office:value="0.68">
                <text:p>0.6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8">
                <text:p>0.68</text:p>
              </table:table-cell>
              <table:table-cell office:value-type="float" office:value="0.65">
                <text:p>0.65</text:p>
              </table:table-cell>
              <table:table-cell office:value-type="float" office:value="0.6">
                <text:p>0.6</text:p>
              </table:table-cell>
              <table:table-cell office:value-type="float" office:value="0.54">
                <text:p>0.54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">
                <text:p>0.6</text:p>
              </table:table-cell>
              <table:table-cell office:value-type="float" office:value="0.49">
                <text:p>0.49</text:p>
              </table:table-cell>
              <table:table-cell office:value-type="float" office:value="0.66">
                <text:p>0.6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3">
                <text:p>0.63</text:p>
              </table:table-cell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7">
                <text:p>0.67</text:p>
              </table:table-cell>
              <table:table-cell office:value-type="float" office:value="0.57">
                <text:p>0.57</text:p>
              </table:table-cell>
              <table:table-cell office:value-type="float" office:value="0.54">
                <text:p>0.54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18cm" svg:height="9cm" xlink:href=".." xlink:type="simple" chart:class="chart:scatter" chart:column-mapping="0 1 2 3" chart:style-name="ch1">
        <chart:title svg:x="5.977cm" svg:y="0.316cm" chart:style-name="ch2">
          <text:p>Wyniki na zbiorze testowym</text:p>
        </chart:title>
        <chart:legend chart:legend-position="end" svg:x="11.173cm" svg:y="3.454cm" style:legend-expansion="high" chart:style-name="ch3"/>
        <chart:plot-area chart:style-name="ch4" table:cell-range-address="porownanie_feval.A1:porownanie_feval.E11" chart:data-source-has-labels="both" svg:x="1.361cm" svg:y="1.275cm" svg:width="9.462cm" svg:height="6.564cm">
          <chartooo:coordinate-region svg:x="2.273cm" svg:y="1.475cm" svg:width="8.363cm" svg:height="5.717cm"/>
          <chart:axis chart:dimension="x" chart:name="primary-x" chart:style-name="ch5" chartooo:axis-type="auto">
            <chart:title svg:x="4.725cm" svg:y="8.019cm" chart:style-name="ch6">
              <text:p>głębokość drzewa</text:p>
            </chart:title>
            <chart:categories table:cell-range-address="porownanie_feval.A2:porownanie_feval.A11"/>
          </chart:axis>
          <chart:axis chart:dimension="y" chart:name="primary-y" chart:style-name="ch7">
            <chart:title svg:x="0.451cm" svg:y="5.262cm" chart:style-name="ch8">
              <text:p>prezcyzja</text:p>
            </chart:title>
            <chart:grid chart:style-name="ch9" chart:class="major"/>
          </chart:axis>
          <chart:series chart:style-name="ch10" chart:values-cell-range-address="porownanie_feval.B2:porownanie_feval.B11" chart:label-cell-address="porownanie_feval.B1:porownanie_feval.B1" chart:class="chart:scatter">
            <chart:domain table:cell-range-address="porownanie_feval.A2:porownanie_feval.A11"/>
            <chart:data-point chart:repeated="10"/>
          </chart:series>
          <chart:series chart:style-name="ch11" chart:values-cell-range-address="porownanie_feval.C2:porownanie_feval.C11" chart:label-cell-address="porownanie_feval.C1:porownanie_feval.C1" chart:class="chart:scatter">
            <chart:data-point chart:repeated="10"/>
          </chart:series>
          <chart:series chart:style-name="ch12" chart:values-cell-range-address="porownanie_feval.D2:porownanie_feval.D11" chart:label-cell-address="porownanie_feval.D1:porownanie_feval.D1" chart:class="chart:scatter">
            <chart:data-point chart:repeated="10"/>
          </chart:series>
          <chart:series chart:style-name="ch13" chart:values-cell-range-address="porownanie_feval.E2:porownanie_feval.E11" chart:label-cell-address="porownanie_feval.E1:porownanie_feval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ersja- rmse</text:p>
                <draw:g>
                  <svg:desc>porownanie_feval.B1:porownanie_feval.B1</svg:desc>
                </draw:g>
              </table:table-cell>
              <table:table-cell office:value-type="string">
                <text:p>dart regresja- rmse</text:p>
                <draw:g>
                  <svg:desc>porownanie_feval.C1:porownanie_feval.C1</svg:desc>
                </draw:g>
              </table:table-cell>
              <table:table-cell office:value-type="string">
                <text:p>Regersja- czułość klasyfikacji</text:p>
                <draw:g>
                  <svg:desc>porownanie_feval.D1:porownanie_feval.D1</svg:desc>
                </draw:g>
              </table:table-cell>
              <table:table-cell office:value-type="string">
                <text:p>dart regresja-czułośc klasyfikacji</text:p>
                <draw:g>
                  <svg:desc>porownanie_feval.E1:porownanie_feval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orownanie_feval.A2:porownanie_feval.A11</svg:desc>
                </draw:g>
              </table:table-cell>
              <table:table-cell office:value-type="float" office:value="1">
                <text:p>1</text:p>
                <draw:g>
                  <svg:desc>porownanie_feval.A2:porownanie_feval.A11</svg:desc>
                </draw:g>
              </table:table-cell>
              <table:table-cell office:value-type="float" office:value="0.58">
                <text:p>0.58</text:p>
                <draw:g>
                  <svg:desc>porownanie_feval.B2:porownanie_feval.B11</svg:desc>
                </draw:g>
              </table:table-cell>
              <table:table-cell office:value-type="float" office:value="0.54">
                <text:p>0.54</text:p>
                <draw:g>
                  <svg:desc>porownanie_feval.C2:porownanie_feval.C11</svg:desc>
                </draw:g>
              </table:table-cell>
              <table:table-cell office:value-type="float" office:value="0.55">
                <text:p>0.55</text:p>
                <draw:g>
                  <svg:desc>porownanie_feval.D2:porownanie_feval.D11</svg:desc>
                </draw:g>
              </table:table-cell>
              <table:table-cell office:value-type="float" office:value="0.56">
                <text:p>0.56</text:p>
                <draw:g>
                  <svg:desc>porownanie_feval.E2:porownanie_feval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7">
                <text:p>0.47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">
                <text:p>0.54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64">
                <text:p>0.6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">
                <text:p>0.61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">
                <text:p>0.64</text:p>
              </table:table-cell>
              <table:table-cell office:value-type="float" office:value="0.59">
                <text:p>0.59</text:p>
              </table:table-cell>
              <table:table-cell office:value-type="float" office:value="0.68">
                <text:p>0.6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">
                <text:p>0.62</text:p>
              </table:table-cell>
              <table:table-cell office:value-type="float" office:value="0.5">
                <text:p>0.5</text:p>
              </table:table-cell>
              <table:table-cell office:value-type="float" office:value="0.66">
                <text:p>0.6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  <table:table-cell office:value-type="float" office:value="0.66">
                <text:p>0.6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  <table:table-cell office:value-type="float" office:value="0.67">
                <text:p>0.67</text:p>
              </table:table-cell>
              <table:table-cell office:value-type="float" office:value="0.62">
                <text:p>0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